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content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style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9999" draw:opacity="100%" draw:opacity-name="" draw:textarea-vertical-align="middle"/>
    </style:style>
    <style:style style:name="gr2" style:family="graphic" style:parent-style-name="objectwithoutfill">
      <style:graphic-properties draw:fill="none" draw:fill-color="#996600" draw:textarea-vertical-align="middle"/>
    </style:style>
    <style:style style:name="gr3" style:family="graphic" style:parent-style-name="standard">
      <style:graphic-properties draw:stroke="solid" svg:stroke-width="0.007cm" svg:stroke-color="#000000" draw:stroke-linejoin="miter" draw:fill="solid" draw:fill-color="#ff9015" fo:padding-top="0.128cm" fo:padding-bottom="0.128cm" fo:padding-left="0.253cm" fo:padding-right="0.253cm"/>
    </style:style>
    <style:style style:name="gr4" style:family="graphic" style:parent-style-name="standard">
      <style:graphic-properties draw:stroke="solid" svg:stroke-width="0.007cm" svg:stroke-color="#000000" draw:stroke-linejoin="miter" draw:fill="solid" draw:fill-color="#9999ff" fo:padding-top="0.128cm" fo:padding-bottom="0.128cm" fo:padding-left="0.253cm" fo:padding-right="0.253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withoutfill">
      <style:graphic-properties svg:stroke-width="0.081cm" draw:marker-start-width="0.356cm" draw:marker-end-width="0.356cm" draw:fill="none" draw:fill-color="#996600" draw:textarea-vertical-align="middle" fo:padding-top="0.14cm" fo:padding-bottom="0.14cm" fo:padding-left="0.265cm" fo:padding-right="0.265cm"/>
    </style:style>
    <style:style style:name="P1" style:family="paragraph">
      <loext:graphic-properties draw:fill-color="#ff9999" draw:opacity="100%"/>
      <style:paragraph-properties fo:text-align="center"/>
    </style:style>
    <style:style style:name="P2" style:family="paragraph">
      <loext:graphic-properties draw:fill="none" draw:fill-color="#996600"/>
      <style:paragraph-properties fo:text-align="center"/>
    </style:style>
    <style:style style:name="P3" style:family="paragraph">
      <loext:graphic-properties draw:fill="solid" draw:fill-color="#ff9015"/>
    </style:style>
    <style:style style:name="P4" style:family="paragraph">
      <loext:graphic-properties draw:fill="solid" draw:fill-color="#9999ff"/>
    </style:style>
    <style:style style:name="P5" style:family="paragraph"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layout" svg:width="4.403cm" svg:height="4.1cm" svg:x="0.888cm" svg:y="0.246cm" svg:viewBox="0 0 4404 4101" draw:points="209,435 473,0 3005,0 4404,1039 4385,3043 2987,4101 473,4082 0,3005 567,2249 587,1058">
          <text:p/>
        </draw:polygon>
        <draw:line draw:style-name="gr2" draw:text-style-name="P2" draw:layer="layout" svg:x1="8.927cm" svg:y1="3.673cm" svg:x2="7.892cm" svg:y2="3.673cm">
          <text:p/>
        </draw:line>
        <draw:line draw:style-name="gr2" draw:text-style-name="P2" draw:layer="layout" svg:x1="9.888cm" svg:y1="3.673cm" svg:x2="8.853cm" svg:y2="3.673cm">
          <text:p/>
        </draw:line>
        <draw:line draw:style-name="gr2" draw:text-style-name="P2" draw:layer="layout" svg:x1="7.913cm" svg:y1="3.681cm" svg:x2="8.367cm" svg:y2="2.594cm">
          <text:p/>
        </draw:line>
        <draw:line draw:style-name="gr2" draw:text-style-name="P2" draw:layer="layout" svg:x1="9.869cm" svg:y1="3.673cm" svg:x2="10.323cm" svg:y2="2.586cm">
          <text:p/>
        </draw:line>
        <draw:line draw:style-name="gr2" draw:text-style-name="P2" draw:layer="layout" svg:x1="7.913cm" svg:y1="3.672cm" svg:x2="7.58cm" svg:y2="2.866cm">
          <text:p/>
        </draw:line>
        <draw:line draw:style-name="gr2" draw:text-style-name="P2" draw:layer="layout" svg:x1="9.868cm" svg:y1="3.663cm" svg:x2="9.414cm" svg:y2="2.576cm">
          <text:p/>
        </draw:line>
        <draw:line draw:style-name="gr2" draw:text-style-name="P2" draw:layer="layout" svg:x1="7.452cm" svg:y1="2.302cm" svg:x2="7.45cm" svg:y2="1.385cm">
          <text:p/>
        </draw:line>
        <draw:line draw:style-name="gr2" draw:text-style-name="P2" draw:layer="layout" svg:x1="8.358cm" svg:y1="2.575cm" svg:x2="8.358cm" svg:y2="1.441cm">
          <text:p/>
        </draw:line>
        <draw:line draw:style-name="gr2" draw:text-style-name="P2" draw:layer="layout" svg:x1="9.416cm" svg:y1="2.575cm" svg:x2="9.416cm" svg:y2="1.441cm">
          <text:p/>
        </draw:line>
        <draw:line draw:style-name="gr2" draw:text-style-name="P2" draw:layer="layout" svg:x1="10.314cm" svg:y1="2.594cm" svg:x2="10.314cm" svg:y2="1.46cm">
          <text:p/>
        </draw:line>
        <draw:path draw:style-name="gr3" draw:text-style-name="P3" draw:layer="layout" svg:width="0.655cm" svg:height="0.646cm" svg:x="8.016cm" svg:y="2.256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0.655cm" svg:height="0.646cm" svg:x="9.138cm" svg:y="2.256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0.655cm" svg:height="0.646cm" svg:x="9.982cm" svg:y="2.241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0.655cm" svg:height="0.646cm" svg:x="8.591cm" svg:y="3.336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4" draw:text-style-name="P4" draw:layer="layout" svg:width="3.757cm" svg:height="0.693cm" svg:x="6.987cm" svg:y="1.047cm" svg:viewBox="0 0 3758 694" svg:d="M3758 347c0 65-79 118-254 174-172 55-386 95-687 127-298 33-593 46-938 46-347 0-640-13-941-46-298-32-514-72-687-127-172-56-251-109-251-174 0-63 79-118 251-173 173-56 389-96 687-127 301-32 594-47 941-47 345 0 640 15 938 47 301 31 515 71 687 127 175 55 254 110 254 173z">
          <text:p/>
        </draw:path>
        <draw:frame draw:style-name="gr5" draw:text-style-name="P5" draw:layer="layout" svg:width="0.729cm" svg:height="0.528cm" svg:x="7.964cm" svg:y="2.32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5" draw:layer="layout" svg:width="0.534cm" svg:height="0.47cm" svg:x="8.659cm" svg:y="3.43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5" draw:layer="layout" svg:width="0.734cm" svg:height="0.529cm" svg:x="9.093cm" svg:y="2.30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5" draw:layer="layout" svg:width="0.746cm" svg:height="0.529cm" svg:x="9.937cm" svg:y="2.31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5" draw:layer="layout" svg:width="0.522cm" svg:height="0.47cm" svg:x="8.674cm" svg:y="1.20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" draw:text-style-name="P2" draw:layer="layout" svg:x1="2.481cm" svg:y1="0.626cm" svg:x2="1.446cm" svg:y2="0.626cm">
          <text:p/>
        </draw:line>
        <draw:line draw:style-name="gr2" draw:text-style-name="P2" draw:layer="layout" svg:x1="3.442cm" svg:y1="0.626cm" svg:x2="2.407cm" svg:y2="0.626cm">
          <text:p/>
        </draw:line>
        <draw:line draw:style-name="gr2" draw:text-style-name="P2" draw:layer="layout" svg:x1="1.467cm" svg:y1="0.618cm" svg:x2="1.921cm" svg:y2="1.705cm">
          <text:p/>
        </draw:line>
        <draw:line draw:style-name="gr2" draw:text-style-name="P2" draw:layer="layout" svg:x1="3.423cm" svg:y1="0.626cm" svg:x2="3.877cm" svg:y2="1.713cm">
          <text:p/>
        </draw:line>
        <draw:line draw:style-name="gr2" draw:text-style-name="P2" draw:layer="layout" svg:x1="1.467cm" svg:y1="0.627cm" svg:x2="1.013cm" svg:y2="1.714cm">
          <text:p/>
        </draw:line>
        <draw:line draw:style-name="gr2" draw:text-style-name="P2" draw:layer="layout" svg:x1="3.422cm" svg:y1="0.636cm" svg:x2="2.968cm" svg:y2="1.723cm">
          <text:p/>
        </draw:line>
        <draw:line draw:style-name="gr2" draw:text-style-name="P2" draw:layer="layout" svg:x1="1.004cm" svg:y1="1.78cm" svg:x2="1.004cm" svg:y2="2.46cm">
          <text:p/>
        </draw:line>
        <draw:line draw:style-name="gr2" draw:text-style-name="P2" draw:layer="layout" svg:x1="1.912cm" svg:y1="1.724cm" svg:x2="1.912cm" svg:y2="2.858cm">
          <text:p/>
        </draw:line>
        <draw:line draw:style-name="gr2" draw:text-style-name="P2" draw:layer="layout" svg:x1="2.97cm" svg:y1="1.724cm" svg:x2="2.97cm" svg:y2="2.858cm">
          <text:p/>
        </draw:line>
        <draw:line draw:style-name="gr2" draw:text-style-name="P2" draw:layer="layout" svg:x1="3.868cm" svg:y1="1.705cm" svg:x2="3.868cm" svg:y2="2.839cm">
          <text:p/>
        </draw:line>
        <draw:path draw:style-name="gr4" draw:text-style-name="P4" draw:layer="layout" svg:width="0.655cm" svg:height="0.646cm" draw:transform="rotate (-3.14159265358979) translate (1.339cm 2.042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4" draw:text-style-name="P4" draw:layer="layout" svg:width="0.655cm" svg:height="0.646cm" draw:transform="rotate (-3.14159265358979) translate (2.226cm 2.043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4" draw:text-style-name="P4" draw:layer="layout" svg:width="0.655cm" svg:height="0.646cm" draw:transform="rotate (-3.14159265358979) translate (3.348cm 2.043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4" draw:text-style-name="P4" draw:layer="layout" svg:width="0.655cm" svg:height="0.646cm" draw:transform="rotate (-3.14159265358979) translate (4.192cm 2.058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path draw:style-name="gr4" draw:text-style-name="P4" draw:layer="layout" svg:width="0.655cm" svg:height="0.646cm" draw:transform="rotate (-3.14159265358979) translate (2.801cm 0.963cm)" svg:viewBox="0 0 656 647" svg:d="M328 0c61 0 112 14 164 43 52 30 90 67 120 118 30 52 44 103 44 162 0 61-14 111-44 163-30 50-68 88-120 117-52 30-103 44-164 44s-111-14-164-44c-52-29-90-67-120-117-30-52-44-102-44-163 0-59 14-110 44-162 30-51 68-88 120-118 53-29 103-43 164-43z">
          <text:p/>
        </draw:path>
        <draw:frame draw:style-name="gr5" draw:text-style-name="P5" draw:layer="layout" svg:width="0.534cm" svg:height="0.47cm" svg:x="2.212cm" svg:y="0.40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5" draw:text-style-name="P5" draw:layer="layout" svg:width="0.725cm" svg:height="0.528cm" svg:x="0.679cm" svg:y="1.482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5" draw:text-style-name="P5" draw:layer="layout" svg:width="0.729cm" svg:height="0.528cm" svg:x="1.508cm" svg:y="1.444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5" draw:text-style-name="P5" draw:layer="layout" svg:width="0.734cm" svg:height="0.529cm" svg:x="2.645cm" svg:y="1.463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5" draw:text-style-name="P5" draw:layer="layout" svg:width="0.746cm" svg:height="0.529cm" svg:x="3.499cm" svg:y="1.482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2" draw:text-style-name="P2" draw:layer="layout" svg:x1="2.49cm" svg:y1="3.794cm" svg:x2="1.455cm" svg:y2="3.794cm">
          <text:p/>
        </draw:line>
        <draw:line draw:style-name="gr2" draw:text-style-name="P2" draw:layer="layout" svg:x1="3.451cm" svg:y1="3.794cm" svg:x2="2.416cm" svg:y2="3.794cm">
          <text:p/>
        </draw:line>
        <draw:line draw:style-name="gr2" draw:text-style-name="P2" draw:layer="layout" svg:x1="1.476cm" svg:y1="3.802cm" svg:x2="1.93cm" svg:y2="2.715cm">
          <text:p/>
        </draw:line>
        <draw:line draw:style-name="gr2" draw:text-style-name="P2" draw:layer="layout" svg:x1="3.432cm" svg:y1="3.794cm" svg:x2="3.886cm" svg:y2="2.707cm">
          <text:p/>
        </draw:line>
        <draw:line draw:style-name="gr2" draw:text-style-name="P2" draw:layer="layout" svg:x1="1.476cm" svg:y1="3.793cm" svg:x2="1.157cm" svg:y2="3.029cm">
          <text:p/>
        </draw:line>
        <draw:line draw:style-name="gr2" draw:text-style-name="P2" draw:layer="layout" svg:x1="3.431cm" svg:y1="3.784cm" svg:x2="2.977cm" svg:y2="2.697cm">
          <text:p/>
        </draw:line>
        <draw:path draw:style-name="gr3" draw:text-style-name="P3" draw:layer="layout" svg:width="0.655cm" svg:height="0.646cm" svg:x="1.579cm" svg:y="2.377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0.655cm" svg:height="0.646cm" svg:x="2.701cm" svg:y="2.377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0.655cm" svg:height="0.646cm" svg:x="3.545cm" svg:y="2.362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path draw:style-name="gr3" draw:text-style-name="P3" draw:layer="layout" svg:width="0.655cm" svg:height="0.646cm" svg:x="2.154cm" svg:y="3.457cm" svg:viewBox="0 0 656 647" svg:d="M328 0c-61 0-112 14-164 43-52 30-90 67-120 118-30 52-44 103-44 162 0 61 14 111 44 163 30 50 68 88 120 117 52 30 103 44 164 44s111-14 164-44c52-29 90-67 120-117 30-52 44-102 44-163 0-59-14-110-44-162-30-51-68-88-120-118-53-29-103-43-164-43z">
          <text:p/>
        </draw:path>
        <draw:frame draw:style-name="gr5" draw:text-style-name="P5" draw:layer="layout" svg:width="0.729cm" svg:height="0.528cm" svg:x="1.527cm" svg:y="2.44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5" draw:text-style-name="P5" draw:layer="layout" svg:width="0.534cm" svg:height="0.47cm" svg:x="2.222cm" svg:y="3.55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5" draw:text-style-name="P5" draw:layer="layout" svg:width="0.734cm" svg:height="0.529cm" svg:x="2.656cm" svg:y="2.427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5" draw:text-style-name="P5" draw:layer="layout" svg:width="0.746cm" svg:height="0.529cm" svg:x="3.5cm" svg:y="2.436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line draw:style-name="gr6" draw:text-style-name="P2" draw:layer="layout" svg:x1="6.028cm" svg:y1="2.151cm" svg:x2="6.399cm" svg:y2="2.151cm">
          <text:p/>
        </draw:line>
        <draw:line draw:style-name="gr6" draw:text-style-name="P2" draw:layer="layout" svg:x1="6.028cm" svg:y1="1.928cm" svg:x2="6.399cm" svg:y2="1.928cm">
          <text:p/>
        </draw:line>
        <draw:frame draw:style-name="gr5" draw:text-style-name="P5" draw:layer="layout" svg:width="0.8cm" svg:height="0.71cm" svg:x="4.367cm" svg:y="1.89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8cm" svg:stroke-color="#000000" draw:marker-start-width="0.34cm" draw:marker-start-center="false" draw:marker-end-width="0.34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31cm" draw:marker-end-width="0.3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19T21:50:01.769264470</dc:date>
    <meta:editing-duration>P1DT33M20S</meta:editing-duration>
    <meta:editing-cycles>18</meta:editing-cycles>
    <meta:generator>LibreOffice/5.2.3.3$Linux_X86_64 LibreOffice_project/20m0$Build-3</meta:generator>
    <meta:document-statistic meta:object-count="58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20/content.xml><?xml version="1.0" encoding="utf-8"?>
<math xmlns="http://www.w3.org/1998/Math/MathML" display="block">
  <semantics>
    <msup>
      <mi>W</mi>
      <mn>4</mn>
    </msup>
    <annotation encoding="StarMath 5.0">W^4</annotation>
  </semantics>
</math>
</file>

<file path=Object 21/content.xml><?xml version="1.0" encoding="utf-8"?>
<math xmlns="http://www.w3.org/1998/Math/MathML" display="block">
  <semantics>
    <mi>X</mi>
    <annotation encoding="StarMath 5.0">X</annotation>
  </semantics>
</math>
</file>

<file path=Object 22/content.xml><?xml version="1.0" encoding="utf-8"?>
<math xmlns="http://www.w3.org/1998/Math/MathML" display="block">
  <semantics>
    <msup>
      <mi>W</mi>
      <mn>1</mn>
    </msup>
    <annotation encoding="StarMath 5.0">W^1</annotation>
  </semantics>
</math>
</file>

<file path=Object 23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24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25/content.xml><?xml version="1.0" encoding="utf-8"?>
<math xmlns="http://www.w3.org/1998/Math/MathML" display="block">
  <semantics>
    <msup>
      <mi>W</mi>
      <mn>4</mn>
    </msup>
    <annotation encoding="StarMath 5.0">W^4</annotation>
  </semantics>
</math>
</file>

<file path=Object 5/content.xml><?xml version="1.0" encoding="utf-8"?>
<math xmlns="http://www.w3.org/1998/Math/MathML" display="block">
  <semantics>
    <msup>
      <mi>W</mi>
      <mn>2</mn>
    </msup>
    <annotation encoding="StarMath 5.0">W^2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i>V</mi>
    <annotation encoding="StarMath 5.0">V</annotation>
  </semantics>
</math>
</file>

<file path=Object 8/content.xml><?xml version="1.0" encoding="utf-8"?>
<math xmlns="http://www.w3.org/1998/Math/MathML" display="block">
  <semantics>
    <msup>
      <mi>W</mi>
      <mn>3</mn>
    </msup>
    <annotation encoding="StarMath 5.0">W^3</annotation>
  </semantics>
</math>
</file>

<file path=Object 9/content.xml><?xml version="1.0" encoding="utf-8"?>
<math xmlns="http://www.w3.org/1998/Math/MathML" display="block">
  <semantics>
    <msup>
      <mi>W</mi>
      <mn>4</mn>
    </msup>
    <annotation encoding="StarMath 5.0">W^4</annotation>
  </semantics>
</math>
</file>